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fo:font-size="40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color="#3465a4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color="#3465a4" style:text-outline="false" fo:font-size="24pt" fo:text-shadow="1pt 1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 text:style-name="P1"><text:span text:style-name="T1">Backup e Raid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ndoniu Daniel 5°A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up e Raid non sono sinonim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Molto spesso si usano questi 2 termini come sinonimi, usando uno al posto dell’altro. In verità sono parole distinte in quanto:</text:span></text:p>
              </text:list-header>
              <text:list-item>
                <text:p><text:span text:style-name="T3">Il raid:</text:span></text:p>
                <text:p><text:span text:style-name="T4">da la possibilità di replicare i dati su più dischi ,al fine di preservare la continuità dell’accesso al dato stesso (raid 0 escluso)</text:span></text:p>
              </text:list-item>
              <text:list-item>
                <text:p><text:span text:style-name="T5">Il backup:</text:span></text:p>
                <text:p><text:span text:style-name="T4">è una copia speculare dei dati di un particolare istante e viene eseguito in modo periodico, determinando il tempo per il quale rimarrà salvato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l Backup<text:tab/>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 Rai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l RAID serve a dare continuità al “dato”. Si rompe un disco, il dato è replicato sugli altri dischi, configurazione corretta permettendo, pertanto io ci posso accedere, ossia il mio computer non si ferma.</text:p>
                <text:p/>
              </text:list-item>
              <text:list-item>
                <text:p>Il backup serve ad avere la sicurezza, in qualsiasi situazione preventivata, di poter recuperare il dato all’interno del retention time (se fatto nel modo corretto)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0T17:36:14.471000000</meta:creation-date>
    <meta:editing-duration>PT12M16S</meta:editing-duration>
    <meta:editing-cycles>7</meta:editing-cycles>
    <meta:generator>LibreOffice/6.3.1.2$Windows_X86_64 LibreOffice_project/b79626edf0065ac373bd1df5c28bd630b4424273</meta:generator>
    <dc:title>Midnightblue</dc:title>
    <dc:date>2020-03-10T17:48:33.516000000</dc:date>
    <meta:document-statistic meta:object-count="68"/>
  </office:meta>
</office:document-meta>
</file>